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talogo de Industri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Agricultura</text:p>
          </table:table-cell>
          <table:table-cell table:formula="of:=CONCATENATE([.A1]; &quot;:'&quot;; [.B1]; &quot;',&quot;)" office:value-type="string" office:string-value="1110:'Agricultura'," calcext:value-type="string">
            <text:p>1110:'Agricultura',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Ganadería</text:p>
          </table:table-cell>
          <table:table-cell table:formula="of:=CONCATENATE([.A2]; &quot;:'&quot;; [.B2]; &quot;',&quot;)" office:value-type="string" office:string-value="1121:'Ganadería'," calcext:value-type="string">
            <text:p>1121:'Ganadería',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provechamiento forestal</text:p>
          </table:table-cell>
          <table:table-cell table:formula="of:=CONCATENATE([.A3]; &quot;:'&quot;; [.B3]; &quot;',&quot;)" office:value-type="string" office:string-value="1130:'Aprovechamiento forestal'," calcext:value-type="string">
            <text:p>1130:'Aprovechamiento forestal',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Pesca</text:p>
          </table:table-cell>
          <table:table-cell table:formula="of:=CONCATENATE([.A4]; &quot;:'&quot;; [.B4]; &quot;',&quot;)" office:value-type="string" office:string-value="1141:'Pesca'," calcext:value-type="string">
            <text:p>1141:'Pesca',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Edificación residencial</text:p>
          </table:table-cell>
          <table:table-cell table:formula="of:=CONCATENATE([.A5]; &quot;:'&quot;; [.B5]; &quot;',&quot;)" office:value-type="string" office:string-value="2361:'Edificación residencial'," calcext:value-type="string">
            <text:p>2361:'Edificación residencial',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Construcción de obras de ingeniería civil u obra pesada</text:p>
          </table:table-cell>
          <table:table-cell table:formula="of:=CONCATENATE([.A6]; &quot;:'&quot;; [.B6]; &quot;',&quot;)" office:value-type="string" office:string-value="2370:'Construcción de obras de ingeniería civil u obra pesada'," calcext:value-type="string">
            <text:p>2370:'Construcción de obras de ingeniería civil u obra pesada',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Industria alimentaria</text:p>
          </table:table-cell>
          <table:table-cell table:formula="of:=CONCATENATE([.A7]; &quot;:'&quot;; [.B7]; &quot;',&quot;)" office:value-type="string" office:string-value="2382:'Industria alimentaria'," calcext:value-type="string">
            <text:p>2382:'Industria alimentaria',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Industria de las bebidas y del tabaco</text:p>
          </table:table-cell>
          <table:table-cell table:formula="of:=CONCATENATE([.A8]; &quot;:'&quot;; [.B8]; &quot;',&quot;)" office:value-type="string" office:string-value="3110:'Industria de las bebidas y del tabaco'," calcext:value-type="string">
            <text:p>3110:'Industria de las bebidas y del tabaco',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Fabricación de insumos textiles</text:p>
          </table:table-cell>
          <table:table-cell table:formula="of:=CONCATENATE([.A9]; &quot;:'&quot;; [.B9]; &quot;',&quot;)" office:value-type="string" office:string-value="3120:'Fabricación de insumos textiles'," calcext:value-type="string">
            <text:p>3120:'Fabricación de insumos textiles',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Confección de productos textiles, excepto prendas de vestir</text:p>
          </table:table-cell>
          <table:table-cell table:formula="of:=CONCATENATE([.A10]; &quot;:'&quot;; [.B10]; &quot;',&quot;)" office:value-type="string" office:string-value="3130:'Confección de productos textiles, excepto prendas de vestir'," calcext:value-type="string">
            <text:p>3130:'Confección de productos textiles, excepto prendas de vestir',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Confección de productos textiles, excepto prendas de vestir</text:p>
          </table:table-cell>
          <table:table-cell table:formula="of:=CONCATENATE([.A11]; &quot;:'&quot;; [.B11]; &quot;',&quot;)" office:value-type="string" office:string-value="3140:'Confección de productos textiles, excepto prendas de vestir'," calcext:value-type="string">
            <text:p>3140:'Confección de productos textiles, excepto prendas de vestir',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Fabricación de prendas y accesorios de vestir</text:p>
          </table:table-cell>
          <table:table-cell table:formula="of:=CONCATENATE([.A12]; &quot;:'&quot;; [.B12]; &quot;',&quot;)" office:value-type="string" office:string-value="3150:'Fabricación de prendas y accesorios de vestir'," calcext:value-type="string">
            <text:p>3150:'Fabricación de prendas y accesorios de vestir',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abricación de productos de cuero, piel y materiales sucedáneos, excepto prendas de vestir</text:p>
          </table:table-cell>
          <table:table-cell table:formula="of:=CONCATENATE([.A13]; &quot;:'&quot;; [.B13]; &quot;',&quot;)" office:value-type="string" office:string-value="3160:'Fabricación de productos de cuero, piel y materiales sucedáneos, excepto prendas de vestir'," calcext:value-type="string">
            <text:p>3160:'Fabricación de productos de cuero, piel y materiales sucedáneos, excepto prendas de vestir',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Industria de la madera</text:p>
          </table:table-cell>
          <table:table-cell table:formula="of:=CONCATENATE([.A14]; &quot;:'&quot;; [.B14]; &quot;',&quot;)" office:value-type="string" office:string-value="3210:'Industria de la madera'," calcext:value-type="string">
            <text:p>3210:'Industria de la madera',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Industria de papel</text:p>
          </table:table-cell>
          <table:table-cell table:formula="of:=CONCATENATE([.A15]; &quot;:'&quot;; [.B15]; &quot;',&quot;)" office:value-type="string" office:string-value="3220:'Industria de papel'," calcext:value-type="string">
            <text:p>3220:'Industria de papel',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Impresión e industria conexas</text:p>
          </table:table-cell>
          <table:table-cell table:formula="of:=CONCATENATE([.A16]; &quot;:'&quot;; [.B16]; &quot;',&quot;)" office:value-type="string" office:string-value="3230:'Impresión e industria conexas'," calcext:value-type="string">
            <text:p>3230:'Impresión e industria conexas',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Fabricación de productos a base de minerales no metálicos</text:p>
          </table:table-cell>
          <table:table-cell table:formula="of:=CONCATENATE([.A17]; &quot;:'&quot;; [.B17]; &quot;',&quot;)" office:value-type="string" office:string-value="3270:'Fabricación de productos a base de minerales no metálicos'," calcext:value-type="string">
            <text:p>3270:'Fabricación de productos a base de minerales no metálicos',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Industrias metálicas básicas</text:p>
          </table:table-cell>
          <table:table-cell table:formula="of:=CONCATENATE([.A18]; &quot;:'&quot;; [.B18]; &quot;',&quot;)" office:value-type="string" office:string-value="3310:'Industrias metálicas básicas'," calcext:value-type="string">
            <text:p>3310:'Industrias metálicas básicas',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Fabricación de productos metálicos</text:p>
          </table:table-cell>
          <table:table-cell table:formula="of:=CONCATENATE([.A19]; &quot;:'&quot;; [.B19]; &quot;',&quot;)" office:value-type="string" office:string-value="3320:'Fabricación de productos metálicos'," calcext:value-type="string">
            <text:p>3320:'Fabricación de productos metálicos',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Fabricación de muebles y productos relacionados (colchones, cortineros)</text:p>
          </table:table-cell>
          <table:table-cell table:formula="of:=CONCATENATE([.A20]; &quot;:'&quot;; [.B20]; &quot;',&quot;)" office:value-type="string" office:string-value="3370:'Fabricación de muebles y productos relacionados (colchones, cortineros)'," calcext:value-type="string">
            <text:p>3370:'Fabricación de muebles y productos relacionados (colchones, cortineros)',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Otras industrias manufactureras</text:p>
          </table:table-cell>
          <table:table-cell table:formula="of:=CONCATENATE([.A21]; &quot;:'&quot;; [.B21]; &quot;',&quot;)" office:value-type="string" office:string-value="3380:'Otras industrias manufactureras'," calcext:value-type="string">
            <text:p>3380:'Otras industrias manufactureras',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Comercio al por mayor de alimentos, bebidas y tabaco</text:p>
          </table:table-cell>
          <table:table-cell table:formula="of:=CONCATENATE([.A22]; &quot;:'&quot;; [.B22]; &quot;',&quot;)" office:value-type="string" office:string-value="4310:'Comercio al por mayor de alimentos, bebidas y tabaco'," calcext:value-type="string">
            <text:p>4310:'Comercio al por mayor de alimentos, bebidas y tabaco',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Comercio al por mayor de productos textiles y calzado</text:p>
          </table:table-cell>
          <table:table-cell table:formula="of:=CONCATENATE([.A23]; &quot;:'&quot;; [.B23]; &quot;',&quot;)" office:value-type="string" office:string-value="4320:'Comercio al por mayor de productos textiles y calzado'," calcext:value-type="string">
            <text:p>4320:'Comercio al por mayor de productos textiles y calzado',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Comercio al por mayor de materias primas agropecuarias, para la industria y materiales de desecho</text:p>
          </table:table-cell>
          <table:table-cell table:formula="of:=CONCATENATE([.A24]; &quot;:'&quot;; [.B24]; &quot;',&quot;)" office:value-type="string" office:string-value="4340:'Comercio al por mayor de materias primas agropecuarias, para la industria y materiales de desecho'," calcext:value-type="string">
            <text:p>4340:'Comercio al por mayor de materias primas agropecuarias, para la industria y materiales de desecho',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Comercio al por menor de alimentos, bebidas y tabaco</text:p>
          </table:table-cell>
          <table:table-cell table:formula="of:=CONCATENATE([.A25]; &quot;:'&quot;; [.B25]; &quot;',&quot;)" office:value-type="string" office:string-value="4611:'Comercio al por menor de alimentos, bebidas y tabaco'," calcext:value-type="string">
            <text:p>4611:'Comercio al por menor de alimentos, bebidas y tabaco',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Comercio ambulante de productos alimenticios y bebidas</text:p>
          </table:table-cell>
          <table:table-cell table:formula="of:=CONCATENATE([.A26]; &quot;:'&quot;; [.B26]; &quot;',&quot;)" office:value-type="string" office:string-value="4612:'Comercio ambulante de productos alimenticios y bebidas'," calcext:value-type="string">
            <text:p>4612:'Comercio ambulante de productos alimenticios y bebidas',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Comercio al por menor en tiendas de autoservicio y departamentales</text:p>
          </table:table-cell>
          <table:table-cell table:formula="of:=CONCATENATE([.A27]; &quot;:'&quot;; [.B27]; &quot;',&quot;)" office:value-type="string" office:string-value="4620:'Comercio al por menor en tiendas de autoservicio y departamentales'," calcext:value-type="string">
            <text:p>4620:'Comercio al por menor en tiendas de autoservicio y departamentales',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Comercio al por menor de productos textiles, ropa nueva, accesorios de vestir y calzado</text:p>
          </table:table-cell>
          <table:table-cell table:formula="of:=CONCATENATE([.A28]; &quot;:'&quot;; [.B28]; &quot;',&quot;)" office:value-type="string" office:string-value="4631:'Comercio al por menor de productos textiles, ropa nueva, accesorios de vestir y calzado'," calcext:value-type="string">
            <text:p>4631:'Comercio al por menor de productos textiles, ropa nueva, accesorios de vestir y calzado',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Comercio ambulante de productos textiles y ropa nueva, accesorios de vestir y calzado</text:p>
          </table:table-cell>
          <table:table-cell table:formula="of:=CONCATENATE([.A29]; &quot;:'&quot;; [.B29]; &quot;',&quot;)" office:value-type="string" office:string-value="4632:'Comercio ambulante de productos textiles y ropa nueva, accesorios de vestir y calzado'," calcext:value-type="string">
            <text:p>4632:'Comercio ambulante de productos textiles y ropa nueva, accesorios de vestir y calzado',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Comercio al por menor de artículos para el cuidado de la salud</text:p>
          </table:table-cell>
          <table:table-cell table:formula="of:=CONCATENATE([.A30]; &quot;:'&quot;; [.B30]; &quot;',&quot;)" office:value-type="string" office:string-value="4641:'Comercio al por menor de artículos para el cuidado de la salud'," calcext:value-type="string">
            <text:p>4641:'Comercio al por menor de artículos para el cuidado de la salud',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Comercio ambulante de artículos para el cuidado de la salud</text:p>
          </table:table-cell>
          <table:table-cell table:formula="of:=CONCATENATE([.A31]; &quot;:'&quot;; [.B31]; &quot;',&quot;)" office:value-type="string" office:string-value="4642:'Comercio ambulante de artículos para el cuidado de la salud'," calcext:value-type="string">
            <text:p>4642:'Comercio ambulante de artículos para el cuidado de la salud',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Comercio al por menor de artículos de papelería, para el esparcimiento y otros artículos de uso personal</text:p>
          </table:table-cell>
          <table:table-cell table:formula="of:=CONCATENATE([.A32]; &quot;:'&quot;; [.B32]; &quot;',&quot;)" office:value-type="string" office:string-value="4651:'Comercio al por menor de artículos de papelería, para el esparcimiento y otros artículos de uso personal'," calcext:value-type="string">
            <text:p>4651:'Comercio al por menor de artículos de papelería, para el esparcimiento y otros artículos de uso personal',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Comercio ambulante de artículos de papelería, para el esparcimiento y otros artículos de uso personal</text:p>
          </table:table-cell>
          <table:table-cell table:formula="of:=CONCATENATE([.A33]; &quot;:'&quot;; [.B33]; &quot;',&quot;)" office:value-type="string" office:string-value="4652:'Comercio ambulante de artículos de papelería, para el esparcimiento y otros artículos de uso personal'," calcext:value-type="string">
            <text:p>4652:'Comercio ambulante de artículos de papelería, para el esparcimiento y otros artículos de uso personal',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Comercio al por menor de enseres domésticos, computadoras y artículos para la decoración de interiores</text:p>
          </table:table-cell>
          <table:table-cell table:formula="of:=CONCATENATE([.A34]; &quot;:'&quot;; [.B34]; &quot;',&quot;)" office:value-type="string" office:string-value="4661:'Comercio al por menor de enseres domésticos, computadoras y artículos para la decoración de interiores'," calcext:value-type="string">
            <text:p>4661:'Comercio al por menor de enseres domésticos, computadoras y artículos para la decoración de interiores',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Comercio ambulante de muebles para el hogar y otros enseres domésticos</text:p>
          </table:table-cell>
          <table:table-cell table:formula="of:=CONCATENATE([.A35]; &quot;:'&quot;; [.B35]; &quot;',&quot;)" office:value-type="string" office:string-value="4662:'Comercio ambulante de muebles para el hogar y otros enseres domésticos'," calcext:value-type="string">
            <text:p>4662:'Comercio ambulante de muebles para el hogar y otros enseres domésticos',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Comercio al por menor de artículos de ferretería, tlapalería y vidrios</text:p>
          </table:table-cell>
          <table:table-cell table:formula="of:=CONCATENATE([.A36]; &quot;:'&quot;; [.B36]; &quot;',&quot;)" office:value-type="string" office:string-value="4671:'Comercio al por menor de artículos de ferretería, tlapalería y vidrios'," calcext:value-type="string">
            <text:p>4671:'Comercio al por menor de artículos de ferretería, tlapalería y vidrios',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Comercio ambulante al por menor de artículos de ferretería y tlapalería</text:p>
          </table:table-cell>
          <table:table-cell table:formula="of:=CONCATENATE([.A37]; &quot;:'&quot;; [.B37]; &quot;',&quot;)" office:value-type="string" office:string-value="4672:'Comercio ambulante al por menor de artículos de ferretería y tlapalería'," calcext:value-type="string">
            <text:p>4672:'Comercio ambulante al por menor de artículos de ferretería y tlapalería',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Comercio al por menor de vehículos de motor, refacciones, combustibles y lubricantes</text:p>
          </table:table-cell>
          <table:table-cell table:formula="of:=CONCATENATE([.A38]; &quot;:'&quot;; [.B38]; &quot;',&quot;)" office:value-type="string" office:string-value="4681:'Comercio al por menor de vehículos de motor, refacciones, combustibles y lubricantes'," calcext:value-type="string">
            <text:p>4681:'Comercio al por menor de vehículos de motor, refacciones, combustibles y lubricantes',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Comercio ambulante de partes y refacciones para automóviles, camionetas y camiones</text:p>
          </table:table-cell>
          <table:table-cell table:formula="of:=CONCATENATE([.A39]; &quot;:'&quot;; [.B39]; &quot;',&quot;)" office:value-type="string" office:string-value="4682:'Comercio ambulante de partes y refacciones para automóviles, camionetas y camiones'," calcext:value-type="string">
            <text:p>4682:'Comercio ambulante de partes y refacciones para automóviles, camionetas y camiones',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Intermediación y comercio al por menor por medios masivos de comunicación y otros medios</text:p>
          </table:table-cell>
          <table:table-cell table:formula="of:=CONCATENATE([.A40]; &quot;:'&quot;; [.B40]; &quot;',&quot;)" office:value-type="string" office:string-value="4690:'Intermediación y comercio al por menor por medios masivos de comunicación y otros medios'," calcext:value-type="string">
            <text:p>4690:'Intermediación y comercio al por menor por medios masivos de comunicación y otros medios',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Autotransporte de carga</text:p>
          </table:table-cell>
          <table:table-cell table:formula="of:=CONCATENATE([.A41]; &quot;:'&quot;; [.B41]; &quot;',&quot;)" office:value-type="string" office:string-value="4840:'Autotransporte de carga'," calcext:value-type="string">
            <text:p>4840:'Autotransporte de carga',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Servicios relacionados con el transporte</text:p>
          </table:table-cell>
          <table:table-cell table:formula="of:=CONCATENATE([.A42]; &quot;:'&quot;; [.B42]; &quot;',&quot;)" office:value-type="string" office:string-value="4881:'Servicios relacionados con el transporte'," calcext:value-type="string">
            <text:p>4881:'Servicios relacionados con el transporte',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Edición de publicaciones y de software, excepto a través de internet</text:p>
          </table:table-cell>
          <table:table-cell table:formula="of:=CONCATENATE([.A43]; &quot;:'&quot;; [.B43]; &quot;',&quot;)" office:value-type="string" office:string-value="5110:'Edición de publicaciones y de software, excepto a través de internet'," calcext:value-type="string">
            <text:p>5110:'Edición de publicaciones y de software, excepto a través de internet',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Servicios de alquiler y centros de alquiler de bienes muebles, excepto equipo de transporte terrestre</text:p>
          </table:table-cell>
          <table:table-cell table:formula="of:=CONCATENATE([.A44]; &quot;:'&quot;; [.B44]; &quot;',&quot;)" office:value-type="string" office:string-value="5322:'Servicios de alquiler y centros de alquiler de bienes muebles, excepto equipo de transporte terrestre'," calcext:value-type="string">
            <text:p>5322:'Servicios de alquiler y centros de alquiler de bienes muebles, excepto equipo de transporte terrestre',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Servicios profesionales, científicos y técnicos</text:p>
          </table:table-cell>
          <table:table-cell table:formula="of:=CONCATENATE([.A45]; &quot;:'&quot;; [.B45]; &quot;',&quot;)" office:value-type="string" office:string-value="5411:'Servicios profesionales, científicos y técnicos'," calcext:value-type="string">
            <text:p>5411:'Servicios profesionales, científicos y técnicos',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Servicios de administración de negocios, de empleo, apoyo secretarial y otros servicios de apoyo a los negocios</text:p>
          </table:table-cell>
          <table:table-cell table:formula="of:=CONCATENATE([.A46]; &quot;:'&quot;; [.B46]; &quot;',&quot;)" office:value-type="string" office:string-value="5611:'Servicios de administración de negocios, de empleo, apoyo secretarial y otros servicios de apoyo a los negocios'," calcext:value-type="string">
            <text:p>5611:'Servicios de administración de negocios, de empleo, apoyo secretarial y otros servicios de apoyo a los negocios',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Servicios de limpieza y de instalación y mantenimiento de áreas verdes</text:p>
          </table:table-cell>
          <table:table-cell table:formula="of:=CONCATENATE([.A47]; &quot;:'&quot;; [.B47]; &quot;',&quot;)" office:value-type="string" office:string-value="5613:'Servicios de limpieza y de instalación y mantenimiento de áreas verdes'," calcext:value-type="string">
            <text:p>5613:'Servicios de limpieza y de instalación y mantenimiento de áreas verdes',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Manejo de desechos y servicios de remediación</text:p>
          </table:table-cell>
          <table:table-cell table:formula="of:=CONCATENATE([.A48]; &quot;:'&quot;; [.B48]; &quot;',&quot;)" office:value-type="string" office:string-value="5620:'Manejo de desechos y servicios de remediación'," calcext:value-type="string">
            <text:p>5620:'Manejo de desechos y servicios de remediación',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Otros servicios educativos pertenecientes al sector privado</text:p>
          </table:table-cell>
          <table:table-cell table:formula="of:=CONCATENATE([.A49]; &quot;:'&quot;; [.B49]; &quot;',&quot;)" office:value-type="string" office:string-value="6141:'Otros servicios educativos pertenecientes al sector privado'," calcext:value-type="string">
            <text:p>6141:'Otros servicios educativos pertenecientes al sector privado',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Guarderías del sector público</text:p>
          </table:table-cell>
          <table:table-cell table:formula="of:=CONCATENATE([.A50]; &quot;:'&quot;; [.B50]; &quot;',&quot;)" office:value-type="string" office:string-value="6252:'Guarderías del sector público'," calcext:value-type="string">
            <text:p>6252:'Guarderías del sector público',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Compañías y grupos de espectáculos artísticos</text:p>
          </table:table-cell>
          <table:table-cell table:formula="of:=CONCATENATE([.A51]; &quot;:'&quot;; [.B51]; &quot;',&quot;)" office:value-type="string" office:string-value="7111:'Compañías y grupos de espectáculos artísticos'," calcext:value-type="string">
            <text:p>7111:'Compañías y grupos de espectáculos artísticos',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Artistas y técnicos independientes</text:p>
          </table:table-cell>
          <table:table-cell table:formula="of:=CONCATENATE([.A52]; &quot;:'&quot;; [.B52]; &quot;',&quot;)" office:value-type="string" office:string-value="7114:'Artistas y técnicos independientes'," calcext:value-type="string">
            <text:p>7114:'Artistas y técnicos independientes',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Servicios de entretenimiento en instalaciones recreativas y otros servicios recreativos</text:p>
          </table:table-cell>
          <table:table-cell table:formula="of:=CONCATENATE([.A53]; &quot;:'&quot;; [.B53]; &quot;',&quot;)" office:value-type="string" office:string-value="7131:'Servicios de entretenimiento en instalaciones recreativas y otros servicios recreativos'," calcext:value-type="string">
            <text:p>7131:'Servicios de entretenimiento en instalaciones recreativas y otros servicios recreativos',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string" calcext:value-type="string">
            <text:p>Servicios de alojamiento temporal</text:p>
          </table:table-cell>
          <table:table-cell table:formula="of:=CONCATENATE([.A54]; &quot;:'&quot;; [.B54]; &quot;',&quot;)" office:value-type="string" office:string-value="7210:'Servicios de alojamiento temporal'," calcext:value-type="string">
            <text:p>7210:'Servicios de alojamiento temporal',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Servicios de preparación de alimentos y bebidas</text:p>
          </table:table-cell>
          <table:table-cell table:formula="of:=CONCATENATE([.A55]; &quot;:'&quot;; [.B55]; &quot;',&quot;)" office:value-type="string" office:string-value="7221:'Servicios de preparación de alimentos y bebidas'," calcext:value-type="string">
            <text:p>7221:'Servicios de preparación de alimentos y bebidas',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Servicios de preparación de alimentos y bebidas por trabajadores ambulantes</text:p>
          </table:table-cell>
          <table:table-cell table:formula="of:=CONCATENATE([.A56]; &quot;:'&quot;; [.B56]; &quot;',&quot;)" office:value-type="string" office:string-value="7222:'Servicios de preparación de alimentos y bebidas por trabajadores ambulantes'," calcext:value-type="string">
            <text:p>7222:'Servicios de preparación de alimentos y bebidas por trabajadores ambulantes',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Reparación y mantenimiento de automóviles y camiones</text:p>
          </table:table-cell>
          <table:table-cell table:formula="of:=CONCATENATE([.A57]; &quot;:'&quot;; [.B57]; &quot;',&quot;)" office:value-type="string" office:string-value="8111:'Reparación y mantenimiento de automóviles y camiones'," calcext:value-type="string">
            <text:p>8111:'Reparación y mantenimiento de automóviles y camiones',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Reparación y mantenimiento de equipo, maquinaria, artículos para el hogar y personales</text:p>
          </table:table-cell>
          <table:table-cell table:formula="of:=CONCATENATE([.A58]; &quot;:'&quot;; [.B58]; &quot;',&quot;)" office:value-type="string" office:string-value="8112:'Reparación y mantenimiento de equipo, maquinaria, artículos para el hogar y personales'," calcext:value-type="string">
            <text:p>8112:'Reparación y mantenimiento de equipo, maquinaria, artículos para el hogar y personales',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Servicios personales</text:p>
          </table:table-cell>
          <table:table-cell table:formula="of:=CONCATENATE([.A59]; &quot;:'&quot;; [.B59]; &quot;',&quot;)" office:value-type="string" office:string-value="8121:'Servicios personales'," calcext:value-type="string">
            <text:p>8121:'Servicios personales',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Estacionamientos y pensiones para automóviles</text:p>
          </table:table-cell>
          <table:table-cell table:formula="of:=CONCATENATE([.A60]; &quot;:'&quot;; [.B60]; &quot;',&quot;)" office:value-type="string" office:string-value="8122:'Estacionamientos y pensiones para automóviles'," calcext:value-type="string">
            <text:p>8122:'Estacionamientos y pensiones para automóviles',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Servicios de cuidado y de lavado de automóviles por trabajadores ambulantes</text:p>
          </table:table-cell>
          <table:table-cell table:formula="of:=CONCATENATE([.A61]; &quot;:'&quot;; [.B61]; &quot;',&quot;)" office:value-type="string" office:string-value="8123:'Servicios de cuidado y de lavado de automóviles por trabajadores ambulantes'," calcext:value-type="string">
            <text:p>8123:'Servicios de cuidado y de lavado de automóviles por trabajadores ambulantes',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string" calcext:value-type="string">
            <text:p>Asociaciones y organizaciones</text:p>
          </table:table-cell>
          <table:table-cell table:formula="of:=CONCATENATE([.A62]; &quot;:'&quot;; [.B62]; &quot;',&quot;)" office:value-type="string" office:string-value="8130:'Asociaciones y organizaciones'," calcext:value-type="string">
            <text:p>8130:'Asociaciones y organizaciones',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Hogares con empleado domésticos</text:p>
          </table:table-cell>
          <table:table-cell table:formula="of:=CONCATENATE([.A63]; &quot;:'&quot;; [.B63]; &quot;',&quot;)" office:value-type="string" office:string-value="8140:'Hogares con empleado domésticos'," calcext:value-type="string">
            <text:p>8140:'Hogares con empleado domésticos',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Trabajador de otro trabajador</text:p>
          </table:table-cell>
          <table:table-cell table:formula="of:=CONCATENATE([.A64]; &quot;:'&quot;; [.B64]; &quot;',&quot;)" office:value-type="string" office:string-value="9700:'Trabajador de otro trabajador'," calcext:value-type="string">
            <text:p>9700:'Trabajador de otro trabajador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9:41:55.239084486</meta:creation-date>
    <dc:date>2016-10-31T09:57:23.960148374</dc:date>
    <meta:editing-duration>PT4M8S</meta:editing-duration>
    <meta:editing-cycles>1</meta:editing-cycles>
    <meta:document-statistic meta:table-count="1" meta:cell-count="192" meta:object-count="0"/>
    <meta:generator>LibreOffice/5.1.4.2$Linux_X86_64 LibreOffice_project/10m0$Build-2</meta:generator>
  </office:meta>
</office:document-meta>
</file>